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0.12.07   |   <text:a xlink:type="simple" xlink:href="http://palinfo.habago.org/Entry?Command=Information_PrintForum#FORUM40407"><text:span text:style-name="T1">#</text:span></text:a></text:p>
      <text:p text:style-name="P2">Metaphor：人鬼之間的橋樑</text:p>
      <text:p text:style-name="P2"/>
      <text:p text:style-name="P2">陳真</text:p>
      <text:p text:style-name="P2"/>
      <text:p text:style-name="P2">為了「獎勵」妳（Tina）第一次發言，底下再說幾句其實說過很多次的老話。</text:p>
      <text:p text:style-name="P2"/>
      <text:p text:style-name="P2">人與人可以溝通科學般的事實，比如說「我排行老五」、「我17年前被『白道』開槍暗殺過」、「我現在養三隻小老鼠」等等，卻不一定能溝通「事實」（fact）以外的「價值」（value），因為「價值」無法「直接」陳述，無法寫成公文格式，無法主旨、理由、說明、辦法，而只能寫「詩」。</text:p>
      <text:p text:style-name="P2"/>
      <text:p text:style-name="P2">要理解「科學」，需要某種智商；要理解「詩」，卻需要某種靈魂。靈魂差距越遠，理解的程度也越低，除非你具有一種很好的天賦，叫做“empathy”，一種像「電腦駭客」一般、「直接進入」別人靈魂深處的能力。甚至對方不一定要是人，是鬼或萬物都可以。</text:p>
      <text:p text:style-name="P2"/>
      <text:p text:style-name="P2">這種能力不是靠「表面字意式」的理解，而是一種「圖畫式」的理解，就好像理解詩、理解音樂、理解一幅畫、理解感情、理解價值觀等等這些不是由字面能解的東西。這些東西「本身」沒有「意義」（meaning），它的意義在它之「外」，所以，我們可以說它是一種“metaphor”。</text:p>
      <text:p text:style-name="P2"/>
      <text:p text:style-name="P2">用個學術方式說，“metaphor”就是要吸引你去“see something as something else”，而不要一直在本來的那個“something”上打轉。可是，「詩」或“metaphor”都沒有那種科學或邏輯才有的強制力量，它無法強迫我們看到任何一個特定的“something else”，比如說，算術上“一加一”，我必然得看到“二”這個答案才行，而“metaphor”卻只能努力地把你的注意力從本來的世界吸引開來而已，至於會吸引去什麼地方，會看到什麼，它卻無法掌握。</text:p>
      <text:p text:style-name="P2"/>
      <text:p text:style-name="P2">無法掌握，不是因為「詩人」無能，而是因為沒有「答案」可以被掌握，因為「詩人」不是在談某種「事實」。</text:p>
      <text:p text:style-name="P2"/>
      <text:p text:style-name="P2">「班長」看「蒙那麗莎」，可能只是看到一個傻笑的怪女人，別人卻可能看到別的完全不一樣的東西。至於看到什麼，這當然說不準。如果說得「準」，說得「像真的一樣」，那麼，那個「詩人」恐怕也是得趕緊發表聲明、昭告天下知我心了。</text:p>
      <text:p text:style-name="P2"/>
      <text:p text:style-name="P2">“empathy”能力越強，越能理解人事滄桑，越會讀「詩」，也越能感受“metaphor”般的人事物，所以，大概也越適合從事像「藝術」那樣的工作。反之，則越適合當「蔣公」或「班長」或「糾察隊隊長」或「青年導師」。</text:p>
      <text:p text:style-name="P2"/>
      <text:p text:style-name="P2">我發現，跟經常出入「不正當場所」或「大學功課倒數比較快的」或二十歲以下的「小朋友」或「生平無大志的」或「做土水的」比較好溝通，跟「好學生」、「名人」、「正人君子」（按﹕這當然是指白天的時候）、「企圖心強的」、「有錢人」、各種「專家」則難以溝通。</text:p>
      <text:p text:style-name="P2"/>
      <text:p text:style-name="P2">如果要把以上這些討論放在精神科的架構下來談，那麼，我們可以這麼說，精神科人員，其實常常不了解某些病人在想什麼，但他們還是努力地給了對方許多很好笑的建議，或謂之「治療」。可是，如果我們無法了解一個人，有可能給對方「生活建議」或甚至「心理治療」嗎？這些東西與「價值」無涉嗎？一個人的心靈只是由一堆「事實」組成嗎？</text:p>
      <text:p text:style-name="P2"/>
      <text:p text:style-name="P2">一個老師教學生算術“一加一等於二”，我們可以說師生正在做「溝通」嗎？所謂「溝通」，不就是指「價值」上的互相理解嗎？如果只是提供「事實」，那不叫溝通，那叫「交換名片」。</text:p>
      <text:p text:style-name="P2"/>
      <text:p text:style-name="P2">臨床上，我卻從來沒聽過有誰提起過「雞同鴨講」的可能性。精神科人員彷彿有一種奇怪的信心，他們以為可以透過某些「事實性的知識」的學習，來了解人的心靈，而且是所有人的心靈。</text:p>
      <text:p text:style-name="P2"/>
      <text:p text:style-name="P2">可惜，心靈雖然看不見，但心靈之間卻有個差距，這個差距可大可小，大可以大到就像人和鬼的差距，「鬼」當然是令「人」無法理解。</text:p>
      <text:p text:style-name="P2"/>
      <text:p text:style-name="P2">無法理解，當然也無從建議，就好像我們無法建議鬼多多洗澡一樣，因為，或許對鬼這個“form of life”來講，根本沒有洗澡這回事。企圖忽略人鬼界線，不代表界線真的會消失。</text:p>
      <text:p text:style-name="P2"/>
      <text:p text:style-name="P2">鬼若聽到有人建議他多洗澡，一來，他可能無法理解什麼是洗澡，二來，如果這是一隻有超強empathy能力的鬼，知道什麼是洗澡，那他可能會聽了嚇一跳，就好像愛因斯坦提出相對論，如果看到編輯評論說「人生無常、世事相對」，愛因斯坦是不是也得趕緊自力救濟、發表聲明？！否則，以後還要怎麼說話呢？！其它科學家不是也會滿頭霧水，以為愛因斯坦吃錯藥嗎？！</text:p>
      <text:p text:style-name="P2"/>
      <text:p text:style-name="P2">7 Dec. 2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